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7"/>
    <style:style style:name="P2" style:family="paragraph" style:parent-style-name="Standard" style:list-style-name="L10"/>
    <style:style style:name="P3" style:family="paragraph" style:parent-style-name="Standard" style:list-style-name="L13"/>
    <style:style style:name="P4" style:family="paragraph" style:parent-style-name="Standard" style:list-style-name="L14"/>
    <style:style style:name="P5" style:family="paragraph" style:parent-style-name="Standard" style:list-style-name="L16"/>
    <style:style style:name="P6" style:family="paragraph" style:parent-style-name="Standard" style:list-style-name="L17"/>
    <style:style style:name="P7" style:family="paragraph" style:parent-style-name="Standard" style:list-style-name="L18"/>
    <style:style style:name="P8" style:family="paragraph" style:parent-style-name="Standard" style:list-style-name="L19"/>
    <style:style style:name="P9" style:family="paragraph" style:parent-style-name="Standard" style:list-style-name="L21"/>
    <style:style style:name="P10" style:family="paragraph" style:parent-style-name="Standard" style:list-style-name="L22"/>
    <style:style style:name="P11" style:family="paragraph" style:parent-style-name="Standard" style:list-style-name="L26"/>
    <style:style style:name="P12" style:family="paragraph" style:parent-style-name="Standard" style:list-style-name="L27"/>
    <style:style style:name="P13" style:family="paragraph" style:parent-style-name="Standard" style:list-style-name="L30"/>
    <style:style style:name="P14" style:family="paragraph" style:parent-style-name="Standard" style:list-style-name="L33"/>
    <style:style style:name="P15" style:family="paragraph" style:parent-style-name="Standard" style:list-style-name="L34"/>
    <style:style style:name="P16" style:family="paragraph" style:parent-style-name="Standard" style:list-style-name="L35"/>
    <style:style style:name="P17" style:family="paragraph" style:parent-style-name="Standard" style:list-style-name="L37"/>
    <style:style style:name="P18" style:family="paragraph" style:parent-style-name="Standard" style:list-style-name="L38"/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11"/>
    <style:style style:name="P28" style:family="paragraph" style:parent-style-name="Standard" style:list-style-name="L12"/>
    <style:style style:name="P29" style:family="paragraph" style:parent-style-name="Standard" style:list-style-name="L15"/>
    <style:style style:name="P30" style:family="paragraph" style:parent-style-name="Standard" style:list-style-name="L28"/>
    <style:style style:name="P31" style:family="paragraph" style:parent-style-name="Standard" style:list-style-name="L29"/>
    <style:style style:name="P32" style:family="paragraph" style:parent-style-name="Standard" style:list-style-name="L31"/>
    <style:style style:name="P33" style:family="paragraph" style:parent-style-name="Standard" style:list-style-name="L32"/>
    <style:style style:name="P34" style:family="paragraph" style:parent-style-name="Standard" style:list-style-name="L39"/>
    <style:style style:name="P3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type="double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font-name="Arial Black"/>
    </style:style>
    <style:style style:name="T5" style:family="text">
      <style:text-properties style:font-name="Arial Black" style:text-underline-style="solid" style:text-underline-type="double" style:text-underline-width="auto" style:text-underline-color="font-color"/>
    </style:style>
    <style:style style:name="T6" style:family="text">
      <style:text-properties style:font-name="Agency FB"/>
    </style:style>
    <style:style style:name="T7" style:family="text">
      <style:text-properties style:font-name="Agency FB"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Module 5 – Core PHP </text:p>
      <text:p text:style-name="Standard"/>
      <text:p text:style-name="Standard">PHP Syntax </text:p>
      <text:p text:style-name="Standard"/>
      <text:p text:style-name="Standard">THEORY EXERCISE: </text:p>
      <text:p text:style-name="Standard"/>
      <text:p text:style-name="Standard"> Discuss the structure of a PHP script and how to embed PHP in HTML. </text:p>
      <text:p text:style-name="Standard"/>
      <text:p text:style-name="Standard">Structure of a PHP Script:</text:p>
      <text:list xml:id="list2337279143254390353" text:style-name="L1">
        <text:list-item>
          <text:p text:style-name="P19">Opening and Closing Tags:<text:line-break/>A PHP script starts with &lt;?php and ends with ?&gt;.</text:p>
          <text:p text:style-name="P19">&lt;?php</text:p>
          <text:p text:style-name="P19"><text:s text:c="4"/>// PHP code here</text:p>
          <text:p text:style-name="P19">?&gt;</text:p>
        </text:list-item>
        <text:list-item>
          <text:p text:style-name="P19">Statements:<text:line-break/>PHP code is written as statements ending with a semicolon ;.</text:p>
          <text:p text:style-name="P19">echo "Hello World!";</text:p>
        </text:list-item>
        <text:list-item>
          <text:p text:style-name="P19">Comments:</text:p>
          <text:list>
            <text:list-item>
              <text:p text:style-name="P19">Single line: // comment or # comment</text:p>
            </text:list-item>
            <text:list-item>
              <text:p text:style-name="P19">Multi-line: /* comment */</text:p>
            </text:list-item>
          </text:list>
        </text:list-item>
      </text:list>
      <text:p text:style-name="Standard"/>
      <text:p text:style-name="Standard">Embedding PHP in HTML:</text:p>
      <text:p text:style-name="Standard">PHP is often used inside HTML to make pages dynamic.<text:line-break/>Example:</text:p>
      <text:p text:style-name="Standard">&lt;!DOCTYPE html&gt;</text:p>
      <text:p text:style-name="Standard">&lt;html&gt;</text:p>
      <text:p text:style-name="Standard">&lt;head&gt;</text:p>
      <text:p text:style-name="Standard"><text:s text:c="4"/>&lt;title&gt;PHP Example&lt;/title&gt;</text:p>
      <text:p text:style-name="Standard">&lt;/head&gt;</text:p>
      <text:p text:style-name="Standard">&lt;body&gt;</text:p>
      <text:p text:style-name="Standard"><text:s text:c="4"/>&lt;h1&gt;Welcome&lt;/h1&gt;</text:p>
      <text:p text:style-name="Standard"><text:s text:c="4"/>&lt;p&gt;</text:p>
      <text:p text:style-name="Standard"><text:s text:c="8"/>&lt;?php </text:p>
      <text:p text:style-name="Standard"><text:s text:c="12"/>echo "Today is " . date("l");</text:p>
      <text:p text:style-name="Standard"><text:s text:c="8"/>?&gt;</text:p>
      <text:p text:style-name="Standard"><text:s text:c="4"/>&lt;/p&gt;</text:p>
      <text:p text:style-name="Standard">&lt;/body&gt;</text:p>
      <text:p text:style-name="Standard">&lt;/html&gt;</text:p>
      <text:p text:style-name="Standard"> What are the rules for naming variables in PHP? </text:p>
      <text:p text:style-name="Standard"/>
      <text:list xml:id="list5843892814412616149" text:style-name="L2">
        <text:list-item>
          <text:p text:style-name="P20">A variable always starts with a $ sign.</text:p>
        </text:list-item>
      </text:list>
      <text:p text:style-name="Standard">$name = "Tanisha";</text:p>
      <text:list xml:id="list7118445028884042583" text:style-name="L3">
        <text:list-item>
          <text:p text:style-name="P21">The first character after $ must be a letter (a–z, A–Z) or underscore _.<text:line-break/>❌ Not allowed: $9num<text:line-break/>✅ Allowed: $num9, $_value</text:p>
        </text:list-item>
      </text:list>
      <text:list xml:id="list5568990269019756325" text:style-name="L4">
        <text:list-item>
          <text:p text:style-name="P22">Variable names can contain letters, numbers, and underscores.<text:line-break/>Example: $user_name1</text:p>
        </text:list-item>
      </text:list>
      <text:list xml:id="list3878985639155501332" text:style-name="L5">
        <text:list-item>
          <text:p text:style-name="P23">Variable names are case-sensitive.<text:line-break/>$name and $Name are different.</text:p>
        </text:list-item>
      </text:list>
      <text:list xml:id="list7407034583530825964" text:style-name="L6">
        <text:list-item>
          <text:p text:style-name="P24">No spaces or special characters (@, #, %, -) are allowed.<text:line-break/>❌ $user-name<text:line-break/><text:soft-page-break/>✅ $user_name</text:p>
        </text:list-item>
      </text:list>
      <text:p text:style-name="Standard"/>
      <text:p text:style-name="Standard">LAB EXERCISE: </text:p>
      <text:p text:style-name="Standard"/>
      <text:p text:style-name="Standard"> Write a PHP script to print "Hello, World!" on a web page. </text:p>
      <text:p text:style-name="Standard"/>
      <text:p text:style-name="Standard">&lt;?php</text:p>
      <text:p text:style-name="Standard"><text:s text:c="4"/>echo "Hello, World!";</text:p>
      <text:p text:style-name="Standard">?&gt;</text:p>
      <text:p text:style-name="Standard"/>
      <text:list xml:id="list7704639959829352915" text:style-name="L7">
        <text:list-item>
          <text:p text:style-name="P1">PHP Variables</text:p>
        </text:list-item>
      </text:list>
      <text:p text:style-name="Standard">THEORY EXERCISE: </text:p>
      <text:p text:style-name="Standard"/>
      <text:p text:style-name="Standard"> Explain the concept of variables in PHP and their scope. </text:p>
      <text:p text:style-name="Standard"/>
      <text:p text:style-name="Standard">Variables in PHP</text:p>
      <text:list xml:id="list971240054760614304" text:style-name="L8">
        <text:list-item>
          <text:p text:style-name="P25">A variable in PHP is a named storage that holds data which can change during program execution.</text:p>
        </text:list-item>
        <text:list-item>
          <text:p text:style-name="P25">Declared with a $ sign followed by the variable name.</text:p>
        </text:list-item>
        <text:list-item>
          <text:p text:style-name="P25">Example:</text:p>
          <text:p text:style-name="P25">$name = "Tanisha";</text:p>
          <text:p text:style-name="P25">$age = 21;</text:p>
        </text:list-item>
        <text:list-item>
          <text:p text:style-name="P25">PHP variables are loosely typed → you don’t need to declare a data type; it’s assigned automatically.</text:p>
        </text:list-item>
      </text:list>
      <text:p text:style-name="Standard"/>
      <text:p text:style-name="Standard">Scope of Variables in PHP</text:p>
      <text:p text:style-name="Standard">The scope determines where a variable can be accessed in a script.</text:p>
      <text:list xml:id="list3110292760045083064" text:style-name="L9">
        <text:list-item>
          <text:p text:style-name="P26">Local Scope</text:p>
          <text:list>
            <text:list-item>
              <text:p text:style-name="P26">Variables declared inside a function.</text:p>
            </text:list-item>
            <text:list-item>
              <text:p text:style-name="P26">Accessible only within that function.</text:p>
            </text:list-item>
          </text:list>
          <text:p text:style-name="P26">function test() {</text:p>
          <text:p text:style-name="P26"><text:s text:c="4"/>$x = 10; // local</text:p>
          <text:p text:style-name="P26"><text:s text:c="4"/>echo $x;</text:p>
          <text:p text:style-name="P26">}</text:p>
          <text:p text:style-name="P26">test();</text:p>
          <text:p text:style-name="P26">// echo $x; // Error: undefined</text:p>
        </text:list-item>
        <text:list-item>
          <text:p text:style-name="P26">Global Scope</text:p>
          <text:list>
            <text:list-item>
              <text:p text:style-name="P26">Variables declared outside functions.</text:p>
            </text:list-item>
            <text:list-item>
              <text:p text:style-name="P26">Cannot be accessed directly inside functions.</text:p>
            </text:list-item>
            <text:list-item>
              <text:p text:style-name="P26">Use global keyword to access inside a function.</text:p>
            </text:list-item>
          </text:list>
          <text:p text:style-name="P26">$y = 20;</text:p>
          <text:p text:style-name="P26">function demo() {</text:p>
          <text:p text:style-name="P26"><text:s text:c="4"/>global $y;</text:p>
          <text:p text:style-name="P26"><text:s text:c="4"/>echo $y;</text:p>
          <text:p text:style-name="P26">}</text:p>
          <text:p text:style-name="P26">demo();</text:p>
        </text:list-item>
        <text:list-item>
          <text:p text:style-name="P26">Static Scope</text:p>
          <text:list>
            <text:list-item>
              <text:p text:style-name="P26">Variables inside functions normally get deleted after execution.</text:p>
            </text:list-item>
            <text:list-item>
              <text:p text:style-name="P26">Using static keyword keeps their value between function calls.</text:p>
            </text:list-item>
          </text:list>
          <text:p text:style-name="P26">function counter() {</text:p>
          <text:p text:style-name="P26"><text:s text:c="4"/>static $count = 0;</text:p>
          <text:p text:style-name="P26"><text:soft-page-break/><text:s text:c="4"/>$count++;</text:p>
          <text:p text:style-name="P26"><text:s text:c="4"/>echo $count . "&lt;br&gt;";</text:p>
          <text:p text:style-name="P26">}</text:p>
          <text:p text:style-name="P26">counter(); </text:p>
          <text:p text:style-name="P26">counter(); </text:p>
        </text:list-item>
        <text:list-item>
          <text:p text:style-name="P26">Superglobals</text:p>
          <text:list>
            <text:list-item>
              <text:p text:style-name="P26">Special built-in variables accessible everywhere in PHP (global scope).</text:p>
            </text:list-item>
            <text:list-item>
              <text:p text:style-name="P26">Examples: $_GET, $_POST, $_SESSION, $_COOKIE, $_SERVER, etc.</text:p>
            </text:list-item>
          </text:list>
        </text:list-item>
      </text:list>
      <text:p text:style-name="Standard">LAB EXERCISE: </text:p>
      <text:p text:style-name="Standard"> Create a PHP script to declare and initialize different types of variables (integer, float, string, boolean). Display them using echo </text:p>
      <text:p text:style-name="Standard"/>
      <text:p text:style-name="Standard">&lt;?php</text:p>
      <text:p text:style-name="Standard"><text:s text:c="4"/></text:p>
      <text:p text:style-name="Standard"><text:s text:c="4"/>$age = 21;</text:p>
      <text:p text:style-name="Standard"/>
      <text:p text:style-name="Standard"/>
      <text:p text:style-name="Standard"><text:s text:c="4"/>$price = 199.99;</text:p>
      <text:p text:style-name="Standard"/>
      <text:p text:style-name="Standard"/>
      <text:p text:style-name="Standard"><text:s text:c="4"/>$name = "Tanisha";</text:p>
      <text:p text:style-name="Standard"><text:s text:c="4"/>$isStudent = true;</text:p>
      <text:p text:style-name="Standard"><text:s text:c="4"/>echo "Integer value: " . $age . "&lt;br&gt;";</text:p>
      <text:p text:style-name="Standard"><text:s text:c="4"/>echo "Float value: " . $price . "&lt;br&gt;";</text:p>
      <text:p text:style-name="Standard"><text:s text:c="4"/>echo "String value: " . $name . "&lt;br&gt;";</text:p>
      <text:p text:style-name="Standard"><text:s text:c="4"/>echo "Boolean value: " . $isStudent . "&lt;br&gt;"; // true = 1, false = empty</text:p>
      <text:p text:style-name="Standard">?&gt;</text:p>
      <text:p text:style-name="Standard"/>
      <text:list xml:id="list2773191624059201383" text:style-name="L10">
        <text:list-item>
          <text:p text:style-name="P2">Super Global Variables</text:p>
        </text:list-item>
      </text:list>
      <text:p text:style-name="Standard">THEORY EXERCISE:</text:p>
      <text:p text:style-name="Standard"><text:s/> What are super global variables in PHP? List at least five super global arrays and their use. </text:p>
      <text:p text:style-name="Standard"/>
      <text:p text:style-name="Standard">Super Global Variables in PHP</text:p>
      <text:list xml:id="list5619919790951715007" text:style-name="L11">
        <text:list-item>
          <text:p text:style-name="P27">Superglobals are built-in variables in PHP that are always accessible, regardless of scope (inside or outside functions).</text:p>
        </text:list-item>
        <text:list-item>
          <text:p text:style-name="P27">They are associative arrays and hold information like form data, session data, server details, etc.</text:p>
        </text:list-item>
        <text:list-item>
          <text:p text:style-name="P27">No need to declare them as global.</text:p>
        </text:list-item>
      </text:list>
      <text:p text:style-name="Standard"/>
      <text:p text:style-name="Standard">Five Common Superglobal Arrays &amp; Their Uses</text:p>
      <text:list xml:id="list502465484629033667" text:style-name="L12">
        <text:list-item>
          <text:p text:style-name="P28">$_GET</text:p>
          <text:list>
            <text:list-item>
              <text:p text:style-name="P28">Collects data sent via URL parameters (query string).</text:p>
            </text:list-item>
            <text:list-item>
              <text:p text:style-name="P28">Example: example.php?name=Tanisha</text:p>
              <text:p text:style-name="P28">echo $_GET['name']; // Outputs: Tanisha</text:p>
            </text:list-item>
          </text:list>
        </text:list-item>
        <text:list-item>
          <text:p text:style-name="P28">$_POST</text:p>
          <text:list>
            <text:list-item>
              <text:p text:style-name="P28">Collects data sent via an HTML form using POST method.</text:p>
            </text:list-item>
            <text:list-item>
              <text:p text:style-name="P28">Used for secure data transfer (like login forms).</text:p>
              <text:p text:style-name="P28">echo $_POST['email'];</text:p>
            </text:list-item>
          </text:list>
        </text:list-item>
        <text:list-item>
          <text:p text:style-name="P28">$_REQUEST</text:p>
          <text:list>
            <text:list-item>
              <text:p text:style-name="P28">Contains data from both GET and POST requests, and sometimes cookies.</text:p>
            </text:list-item>
            <text:list-item>
              <text:p text:style-name="P28">Useful when you don’t know which method is used.</text:p>
              <text:p text:style-name="P28"><text:soft-page-break/>echo $_REQUEST['username'];</text:p>
            </text:list-item>
          </text:list>
        </text:list-item>
        <text:list-item>
          <text:p text:style-name="P28">$_SESSION</text:p>
          <text:list>
            <text:list-item>
              <text:p text:style-name="P28">Stores user information across multiple pages during a browsing session.</text:p>
            </text:list-item>
            <text:list-item>
              <text:p text:style-name="P28">Example: saving login state.</text:p>
              <text:p text:style-name="P28">$_SESSION['user'] = "Tanisha";</text:p>
            </text:list-item>
          </text:list>
        </text:list-item>
        <text:list-item>
          <text:p text:style-name="P28">$_COOKIE</text:p>
          <text:list>
            <text:list-item>
              <text:p text:style-name="P28">Stores small pieces of data on the client’s browser.</text:p>
            </text:list-item>
            <text:list-item>
              <text:p text:style-name="P28">Used for preferences, login tokens, etc.</text:p>
              <text:p text:style-name="P28">echo $_COOKIE['theme'];</text:p>
            </text:list-item>
          </text:list>
        </text:list-item>
      </text:list>
      <text:p text:style-name="Standard">LAB EXERCISE: </text:p>
      <text:p text:style-name="Standard"> Create a form that takes a user's name and email. Use the $_POST super global to display the entered data. </text:p>
      <text:p text:style-name="Standard">&lt;!DOCTYPE html&gt;</text:p>
      <text:p text:style-name="Standard">&lt;html&gt;</text:p>
      <text:p text:style-name="Standard">&lt;head&gt;</text:p>
      <text:p text:style-name="Standard"><text:s text:c="4"/>&lt;title&gt;User Form&lt;/title&gt;</text:p>
      <text:p text:style-name="Standard">&lt;/head&gt;</text:p>
      <text:p text:style-name="Standard">&lt;body&gt;</text:p>
      <text:p text:style-name="Standard"/>
      <text:p text:style-name="Standard"><text:s text:c="4"/>&lt;!-- HTML Form --&gt;</text:p>
      <text:p text:style-name="Standard"><text:s text:c="4"/>&lt;form method="post" action=""&gt;</text:p>
      <text:p text:style-name="Standard"><text:s text:c="8"/>&lt;label&gt;Name:&lt;/label&gt;</text:p>
      <text:p text:style-name="Standard"><text:s text:c="8"/>&lt;input type="text" name="name" required&gt;&lt;br&gt;&lt;br&gt;</text:p>
      <text:p text:style-name="Standard"/>
      <text:p text:style-name="Standard"><text:s text:c="8"/>&lt;label&gt;Email:&lt;/label&gt;</text:p>
      <text:p text:style-name="Standard"><text:s text:c="8"/>&lt;input type="email" name="email" required&gt;&lt;br&gt;&lt;br&gt;</text:p>
      <text:p text:style-name="Standard"/>
      <text:p text:style-name="Standard"><text:s text:c="8"/>&lt;input type="submit" value="Submit"&gt;</text:p>
      <text:p text:style-name="Standard"><text:s text:c="4"/>&lt;/form&gt;</text:p>
      <text:p text:style-name="Standard"/>
      <text:p text:style-name="Standard"><text:s text:c="4"/>&lt;hr&gt;</text:p>
      <text:p text:style-name="Standard"/>
      <text:p text:style-name="Standard"><text:s text:c="4"/>&lt;?php</text:p>
      <text:p text:style-name="Standard"><text:s text:c="4"/>// PHP Script to display form data</text:p>
      <text:p text:style-name="Standard"><text:s text:c="4"/>if ($_SERVER["REQUEST_METHOD"] == "POST") {</text:p>
      <text:p text:style-name="Standard"><text:s text:c="8"/>$name = $_POST['name'];</text:p>
      <text:p text:style-name="Standard"><text:s text:c="8"/>$email = $_POST['email'];</text:p>
      <text:p text:style-name="Standard"/>
      <text:p text:style-name="Standard"><text:s text:c="8"/>echo "&lt;h3&gt;Entered Data:&lt;/h3&gt;";</text:p>
      <text:p text:style-name="Standard"><text:s text:c="8"/>echo "Name: " . $name . "&lt;br&gt;";</text:p>
      <text:p text:style-name="Standard"><text:s text:c="8"/>echo "Email: " . $email . "&lt;br&gt;";</text:p>
      <text:p text:style-name="Standard"><text:s text:c="4"/>}</text:p>
      <text:p text:style-name="Standard"><text:s text:c="4"/>?&gt;</text:p>
      <text:p text:style-name="Standard">&lt;/body&gt;</text:p>
      <text:p text:style-name="Standard">&lt;/html&gt;</text:p>
      <text:p text:style-name="Standard"/>
      <text:list xml:id="list1635989389900199028" text:style-name="L13">
        <text:list-item>
          <text:p text:style-name="P3">Practical Example : Multiple Tables and SQL Queries LAB EXERCISE: </text:p>
          <text:p text:style-name="P3">Create multiple tables and perform queries using: </text:p>
          <text:p text:style-name="P3">o SELECT, UPDATE, DELETE, INSERT o WHERE, LIKE, GROUP BY, HAVING o LIMIT, OFFSET, Subqueries, AND, OR, NOT, IN </text:p>
        </text:list-item>
      </text:list>
      <text:p text:style-name="Standard">-- Students table</text:p>
      <text:p text:style-name="Standard">CREATE TABLE Students (</text:p>
      <text:p text:style-name="Standard"><text:soft-page-break/><text:s text:c="4"/>student_id INT PRIMARY KEY AUTO_INCREMENT,</text:p>
      <text:p text:style-name="Standard"><text:s text:c="4"/>name VARCHAR(50),</text:p>
      <text:p text:style-name="Standard"><text:s text:c="4"/>age INT,</text:p>
      <text:p text:style-name="Standard"><text:s text:c="4"/>class VARCHAR(10),</text:p>
      <text:p text:style-name="Standard"><text:s text:c="4"/>email VARCHAR(100)</text:p>
      <text:p text:style-name="Standard">);</text:p>
      <text:p text:style-name="Standard"/>
      <text:p text:style-name="Standard">-- Courses table</text:p>
      <text:p text:style-name="Standard">CREATE TABLE Courses (</text:p>
      <text:p text:style-name="Standard"><text:s text:c="4"/>course_id INT PRIMARY KEY AUTO_INCREMENT,</text:p>
      <text:p text:style-name="Standard"><text:s text:c="4"/>course_name VARCHAR(50),</text:p>
      <text:p text:style-name="Standard"><text:s text:c="4"/>teacher VARCHAR(50)</text:p>
      <text:p text:style-name="Standard">);</text:p>
      <text:p text:style-name="Standard"/>
      <text:p text:style-name="Standard">-- Enrollments table (many-to-many relation)</text:p>
      <text:p text:style-name="Standard">CREATE TABLE Enrollments (</text:p>
      <text:p text:style-name="Standard"><text:s text:c="4"/>enroll_id INT PRIMARY KEY AUTO_INCREMENT,</text:p>
      <text:p text:style-name="Standard"><text:s text:c="4"/>student_id INT,</text:p>
      <text:p text:style-name="Standard"><text:s text:c="4"/>course_id INT,</text:p>
      <text:p text:style-name="Standard"><text:s text:c="4"/>grade VARCHAR(5),</text:p>
      <text:p text:style-name="Standard"><text:s text:c="4"/>FOREIGN KEY (student_id) REFERENCES Students(student_id),</text:p>
      <text:p text:style-name="Standard"><text:s text:c="4"/>FOREIGN KEY (course_id) REFERENCES Courses(course_id)</text:p>
      <text:p text:style-name="Standard">);</text:p>
      <text:p text:style-name="Standard">INSERT Queries</text:p>
      <text:p text:style-name="Standard">sql</text:p>
      <text:p text:style-name="Standard">Copy code</text:p>
      <text:p text:style-name="Standard">-- Insert students</text:p>
      <text:p text:style-name="Standard">INSERT INTO Students (name, age, class, email) VALUES</text:p>
      <text:p text:style-name="Standard">('Tanisha', 21, 'BCA', 'tanisha@example.com'),</text:p>
      <text:p text:style-name="Standard">('Rohit', 22, 'BBA', 'rohit@example.com'),</text:p>
      <text:p text:style-name="Standard">('Aditi', 20, 'BCA', 'aditi@example.com');</text:p>
      <text:p text:style-name="Standard"/>
      <text:p text:style-name="Standard">-- Insert courses</text:p>
      <text:p text:style-name="Standard">INSERT INTO Courses (course_name, teacher) VALUES</text:p>
      <text:p text:style-name="Standard">('Database Systems', 'Dr. Sharma'),</text:p>
      <text:p text:style-name="Standard">('Web Development', 'Ms. Kapoor');</text:p>
      <text:p text:style-name="Standard"/>
      <text:p text:style-name="Standard">-- Insert enrollments</text:p>
      <text:p text:style-name="Standard">INSERT INTO Enrollments (student_id, course_id, grade) VALUES</text:p>
      <text:p text:style-name="Standard">(1, 1, 'A'),</text:p>
      <text:p text:style-name="Standard">(1, 2, 'B'),</text:p>
      <text:p text:style-name="Standard">(2, 1, 'A'),</text:p>
      <text:p text:style-name="Standard">(3, 2, 'C');</text:p>
      <text:p text:style-name="Standard">SELECT Queries</text:p>
      <text:p text:style-name="Standard">sql</text:p>
      <text:p text:style-name="Standard">Copy code</text:p>
      <text:p text:style-name="Standard">-- Select all students</text:p>
      <text:p text:style-name="Standard">SELECT * FROM Students;</text:p>
      <text:p text:style-name="Standard"/>
      <text:p text:style-name="Standard">-- Select specific columns</text:p>
      <text:p text:style-name="Standard">SELECT name, email FROM Students;</text:p>
      <text:p text:style-name="Standard"/>
      <text:p text:style-name="Standard"><text:soft-page-break/>-- Select with WHERE</text:p>
      <text:p text:style-name="Standard">SELECT * FROM Students WHERE age &gt; 20;</text:p>
      <text:p text:style-name="Standard"/>
      <text:p text:style-name="Standard">-- Using LIKE (pattern matching)</text:p>
      <text:p text:style-name="Standard">SELECT * FROM Students WHERE name LIKE 'A%'; -- names starting with A</text:p>
      <text:p text:style-name="Standard">UPDATE and DELETE</text:p>
      <text:p text:style-name="Standard">sql</text:p>
      <text:p text:style-name="Standard">Copy code</text:p>
      <text:p text:style-name="Standard">-- Update email</text:p>
      <text:p text:style-name="Standard">UPDATE Students SET email = 'tanisha123@example.com' WHERE student_id = 1;</text:p>
      <text:p text:style-name="Standard"/>
      <text:p text:style-name="Standard">-- Delete a student</text:p>
      <text:p text:style-name="Standard">DELETE FROM Students WHERE student_id = 3;</text:p>
      <text:p text:style-name="Standard">GROUP BY and HAVING</text:p>
      <text:p text:style-name="Standard">sql</text:p>
      <text:p text:style-name="Standard">Copy code</text:p>
      <text:p text:style-name="Standard">-- Count students in each class</text:p>
      <text:p text:style-name="Standard">SELECT class, COUNT(*) AS total_students</text:p>
      <text:p text:style-name="Standard">FROM Students</text:p>
      <text:p text:style-name="Standard">GROUP BY class;</text:p>
      <text:p text:style-name="Standard"/>
      <text:p text:style-name="Standard">-- Having example (classes with more than 1 student)</text:p>
      <text:p text:style-name="Standard">SELECT class, COUNT(*) AS total_students</text:p>
      <text:p text:style-name="Standard">FROM Students</text:p>
      <text:p text:style-name="Standard">GROUP BY class</text:p>
      <text:p text:style-name="Standard">HAVING COUNT(*) &gt; 1;</text:p>
      <text:p text:style-name="Standard">LIMIT and OFFSET</text:p>
      <text:p text:style-name="Standard">sql</text:p>
      <text:p text:style-name="Standard">Copy code</text:p>
      <text:p text:style-name="Standard">-- Show first 2 students</text:p>
      <text:p text:style-name="Standard">SELECT * FROM Students LIMIT 2;</text:p>
      <text:p text:style-name="Standard"/>
      <text:p text:style-name="Standard">-- Show next 2 students (pagination)</text:p>
      <text:p text:style-name="Standard">SELECT * FROM Students LIMIT 2 OFFSET 2;</text:p>
      <text:p text:style-name="Standard">Subquery</text:p>
      <text:p text:style-name="Standard">sql</text:p>
      <text:p text:style-name="Standard">Copy code</text:p>
      <text:p text:style-name="Standard">-- Find students enrolled in 'Database Systems'</text:p>
      <text:p text:style-name="Standard">SELECT name</text:p>
      <text:p text:style-name="Standard">FROM Students</text:p>
      <text:p text:style-name="Standard">WHERE student_id IN (</text:p>
      <text:p text:style-name="Standard"><text:s text:c="4"/>SELECT student_id</text:p>
      <text:p text:style-name="Standard"><text:s text:c="4"/>FROM Enrollments</text:p>
      <text:p text:style-name="Standard"><text:s text:c="4"/>WHERE course_id = (</text:p>
      <text:p text:style-name="Standard"><text:s text:c="8"/>SELECT course_id FROM Courses WHERE course_name = 'Database Systems'</text:p>
      <text:p text:style-name="Standard"><text:s text:c="4"/>)</text:p>
      <text:p text:style-name="Standard">);</text:p>
      <text:p text:style-name="Standard">AND, OR, NOT, IN</text:p>
      <text:p text:style-name="Standard">sql</text:p>
      <text:p text:style-name="Standard">Copy code</text:p>
      <text:p text:style-name="Standard">-- AND condition</text:p>
      <text:p text:style-name="Standard">SELECT * FROM Students WHERE age &gt; 20 AND class = 'BCA';</text:p>
      <text:p text:style-name="Standard"><text:soft-page-break/></text:p>
      <text:p text:style-name="Standard">-- OR condition</text:p>
      <text:p text:style-name="Standard">SELECT * FROM Students WHERE class = 'BCA' OR class = 'BBA';</text:p>
      <text:p text:style-name="Standard"/>
      <text:p text:style-name="Standard">-- NOT condition</text:p>
      <text:p text:style-name="Standard">SELECT * FROM Students WHERE NOT class = 'BBA';</text:p>
      <text:p text:style-name="Standard"/>
      <text:p text:style-name="Standard">-- IN condition</text:p>
      <text:p text:style-name="Standard">SELECT * FROM Students WHERE student_id IN (1, 3);</text:p>
      <text:p text:style-name="Standard"/>
      <text:list xml:id="list1628536880184835613" text:style-name="L14">
        <text:list-item>
          <text:p text:style-name="P4">Conditions, Events, and Flows </text:p>
          <text:p text:style-name="P4">THEORY EXERCISE:</text:p>
          <text:p text:style-name="P4"> Explain how conditional statements work in PHP. </text:p>
        </text:list-item>
      </text:list>
      <text:p text:style-name="Standard"/>
      <text:p text:style-name="Standard"><text:tab/>Conditional statements are used to make decisions in a program.</text:p>
      <text:list xml:id="list4670913378178167813" text:style-name="L15">
        <text:list-item>
          <text:p text:style-name="P29">They execute different blocks of code based on conditions (true/false).</text:p>
        </text:list-item>
        <text:list-item>
          <text:p text:style-name="P29">Conditions are usually comparisons (==, !=, &gt;, &lt;, &gt;=, &lt;=) or logical checks (&amp;&amp;, ||, !).</text:p>
        </text:list-item>
      </text:list>
      <text:list xml:id="list661959529736319078" text:style-name="L16">
        <text:list-item>
          <text:p text:style-name="P5">If Condition and If-Else</text:p>
          <text:p text:style-name="P5"><text:s/>If LAB EXERCISE: </text:p>
          <text:p text:style-name="P5"> Write a PHP program to determine if a number is even or odd using if conditions. </text:p>
        </text:list-item>
      </text:list>
      <text:p text:style-name="Standard">&lt;?php</text:p>
      <text:p text:style-name="Standard"><text:s text:c="4"/>// Example number</text:p>
      <text:p text:style-name="Standard"><text:s text:c="4"/>$num = 7;</text:p>
      <text:p text:style-name="Standard"/>
      <text:p text:style-name="Standard"><text:s text:c="4"/>if ($num % 2 == 0) {</text:p>
      <text:p text:style-name="Standard"><text:s text:c="8"/>echo $num . " is Even";</text:p>
      <text:p text:style-name="Standard"><text:s text:c="4"/>} else {</text:p>
      <text:p text:style-name="Standard"><text:s text:c="8"/>echo $num . " is Odd";</text:p>
      <text:p text:style-name="Standard"><text:s text:c="4"/>}</text:p>
      <text:p text:style-name="Standard">?&gt;</text:p>
      <text:list xml:id="list2191955613447925238" text:style-name="L17">
        <text:list-item>
          <text:p text:style-name="P6">Practical Example:</text:p>
        </text:list-item>
      </text:list>
      <text:p text:style-name="Standard"><text:s/>Calculator and Day Finder</text:p>
      <text:p text:style-name="Standard"><text:s/>LAB EXERCISE: </text:p>
      <text:p text:style-name="Standard"/>
      <text:p text:style-name="Standard">&lt;!DOCTYPE html&gt;</text:p>
      <text:p text:style-name="Standard">&lt;html&gt;</text:p>
      <text:p text:style-name="Standard">&lt;head&gt;</text:p>
      <text:p text:style-name="Standard"><text:s text:c="4"/>&lt;title&gt;Simple Calculator&lt;/title&gt;</text:p>
      <text:p text:style-name="Standard">&lt;/head&gt;</text:p>
      <text:p text:style-name="Standard">&lt;body&gt;</text:p>
      <text:p text:style-name="Standard"><text:s text:c="4"/>&lt;h2&gt;PHP Simple Calculator&lt;/h2&gt;</text:p>
      <text:p text:style-name="Standard"><text:s text:c="4"/></text:p>
      <text:p text:style-name="Standard"><text:s text:c="4"/>&lt;!-- Calculator Form --&gt;</text:p>
      <text:p text:style-name="Standard"><text:s text:c="4"/>&lt;form method="post" action=""&gt;</text:p>
      <text:p text:style-name="Standard"><text:s text:c="8"/>&lt;input type="number" name="num1" placeholder="Enter first number" required&gt;</text:p>
      <text:p text:style-name="Standard"><text:s text:c="8"/>&lt;input type="number" name="num2" placeholder="Enter second number" required&gt;</text:p>
      <text:p text:style-name="Standard"><text:s text:c="8"/></text:p>
      <text:p text:style-name="Standard"><text:s text:c="8"/>&lt;select name="operator" required&gt;</text:p>
      <text:p text:style-name="Standard"><text:s text:c="12"/>&lt;option value="+"&gt;Addition (+)&lt;/option&gt;</text:p>
      <text:p text:style-name="Standard"><text:s text:c="12"/>&lt;option value="-"&gt;Subtraction (-)&lt;/option&gt;</text:p>
      <text:p text:style-name="Standard"><text:s text:c="12"/>&lt;option value="*"&gt;Multiplication (*)&lt;/option&gt;</text:p>
      <text:p text:style-name="Standard"><text:s text:c="12"/>&lt;option value="/"&gt;Division (/)&lt;/option&gt;</text:p>
      <text:p text:style-name="Standard"><text:soft-page-break/><text:s text:c="8"/>&lt;/select&gt;</text:p>
      <text:p text:style-name="Standard"><text:s text:c="8"/></text:p>
      <text:p text:style-name="Standard"><text:s text:c="8"/>&lt;input type="submit" name="calculate" value="Calculate"&gt;</text:p>
      <text:p text:style-name="Standard"><text:s text:c="4"/>&lt;/form&gt;</text:p>
      <text:p text:style-name="Standard"/>
      <text:p text:style-name="Standard"><text:s text:c="4"/>&lt;hr&gt;</text:p>
      <text:p text:style-name="Standard"/>
      <text:p text:style-name="Standard"><text:s text:c="4"/>&lt;?php</text:p>
      <text:p text:style-name="Standard"><text:s text:c="4"/>if (isset($_POST['calculate'])) {</text:p>
      <text:p text:style-name="Standard"><text:s text:c="8"/>$num1 = $_POST['num1'];</text:p>
      <text:p text:style-name="Standard"><text:s text:c="8"/>$num2 = $_POST['num2'];</text:p>
      <text:p text:style-name="Standard"><text:s text:c="8"/>$op = $_POST['operator'];</text:p>
      <text:p text:style-name="Standard"><text:s text:c="8"/>$result = 0;</text:p>
      <text:p text:style-name="Standard"/>
      <text:p text:style-name="Standard"><text:s text:c="8"/>if ($op == "+") {</text:p>
      <text:p text:style-name="Standard"><text:s text:c="12"/>$result = $num1 + $num2;</text:p>
      <text:p text:style-name="Standard"><text:s text:c="12"/>echo "Result: $num1 + $num2 = $result";</text:p>
      <text:p text:style-name="Standard"><text:s text:c="8"/>} elseif ($op == "-") {</text:p>
      <text:p text:style-name="Standard"><text:s text:c="12"/>$result = $num1 - $num2;</text:p>
      <text:p text:style-name="Standard"><text:s text:c="12"/>echo "Result: $num1 - $num2 = $result";</text:p>
      <text:p text:style-name="Standard"><text:s text:c="8"/>} elseif ($op == "*") {</text:p>
      <text:p text:style-name="Standard"><text:s text:c="12"/>$result = $num1 * $num2;</text:p>
      <text:p text:style-name="Standard"><text:s text:c="12"/>echo "Result: $num1 × $num2 = $result";</text:p>
      <text:p text:style-name="Standard"><text:s text:c="8"/>} elseif ($op == "/") {</text:p>
      <text:p text:style-name="Standard"><text:s text:c="12"/>if ($num2 != 0) {</text:p>
      <text:p text:style-name="Standard"><text:s text:c="16"/>$result = $num1 / $num2;</text:p>
      <text:p text:style-name="Standard"><text:s text:c="16"/>echo "Result: $num1 ÷ $num2 = $result";</text:p>
      <text:p text:style-name="Standard"><text:s text:c="12"/>} else {</text:p>
      <text:p text:style-name="Standard"><text:s text:c="16"/>echo "Error: Division by zero is not allowed.";</text:p>
      <text:p text:style-name="Standard"><text:s text:c="12"/>}</text:p>
      <text:p text:style-name="Standard"><text:s text:c="8"/>} else {</text:p>
      <text:p text:style-name="Standard"><text:s text:c="12"/>echo "Invalid operator selected.";</text:p>
      <text:p text:style-name="Standard"><text:s text:c="8"/>}</text:p>
      <text:p text:style-name="Standard"><text:s text:c="4"/>}</text:p>
      <text:p text:style-name="Standard"><text:s text:c="4"/>?&gt;</text:p>
      <text:p text:style-name="Standard">&lt;/body&gt;</text:p>
      <text:p text:style-name="Standard">&lt;/html&gt;</text:p>
      <text:p text:style-name="Standard"/>
      <text:p text:style-name="Standard">Day Finder: Write a script that finds the current day. If it is Sunday, print "Happy Sunday." &lt;?php</text:p>
      <text:p text:style-name="Standard"><text:s text:c="4"/></text:p>
      <text:p text:style-name="Standard"><text:s text:c="4"/>$day = date("l"); <text:s/>// Returns full day name (e.g., Sunday, Monday)</text:p>
      <text:p text:style-name="Standard"/>
      <text:p text:style-name="Standard"><text:s text:c="4"/>if ($day == "Sunday") {</text:p>
      <text:p text:style-name="Standard"><text:s text:c="8"/>echo "Happy Sunday!";</text:p>
      <text:p text:style-name="Standard"><text:s text:c="4"/>} else {</text:p>
      <text:p text:style-name="Standard"><text:s text:c="8"/>echo "Today is " . $day;</text:p>
      <text:p text:style-name="Standard"><text:s text:c="4"/>}</text:p>
      <text:p text:style-name="Standard">?&gt;</text:p>
      <text:p text:style-name="Standard"/>
      <text:list xml:id="list3917042514071272867" text:style-name="L18">
        <text:list-item>
          <text:p text:style-name="P7">Switch Case and Ternary Operator</text:p>
        </text:list-item>
      </text:list>
      <text:p text:style-name="Standard">LAB EXERCISE: </text:p>
      <text:p text:style-name="Standard"/>
      <text:list xml:id="list6768081064025412882" text:style-name="L19">
        <text:list-item>
          <text:p text:style-name="P8"><text:soft-page-break/>Restaurant Food Category Program: Use a switch case to display the category (Starter/Main Course/Dessert) and dish based on user selection.</text:p>
        </text:list-item>
      </text:list>
      <text:p text:style-name="Standard">&lt;!DOCTYPE html&gt;</text:p>
      <text:p text:style-name="Standard">&lt;html&gt;</text:p>
      <text:p text:style-name="Standard">&lt;head&gt;</text:p>
      <text:p text:style-name="Standard"><text:s text:c="4"/>&lt;title&gt;Restaurant Food Category&lt;/title&gt;</text:p>
      <text:p text:style-name="Standard">&lt;/head&gt;</text:p>
      <text:p text:style-name="Standard">&lt;body&gt;</text:p>
      <text:p text:style-name="Standard"><text:s text:c="4"/>&lt;h2&gt;Restaurant Menu&lt;/h2&gt;</text:p>
      <text:p text:style-name="Standard"/>
      <text:p text:style-name="Standard"><text:s text:c="4"/>&lt;!-- User Selection Form --&gt;</text:p>
      <text:p text:style-name="Standard"><text:s text:c="4"/>&lt;form method="post" action=""&gt;</text:p>
      <text:p text:style-name="Standard"><text:s text:c="8"/>&lt;label&gt;Select a Dish:&lt;/label&gt;</text:p>
      <text:p text:style-name="Standard"><text:s text:c="8"/>&lt;select name="dish" required&gt;</text:p>
      <text:p text:style-name="Standard"><text:s text:c="12"/>&lt;option value="soup"&gt;Tomato Soup&lt;/option&gt;</text:p>
      <text:p text:style-name="Standard"><text:s text:c="12"/>&lt;option value="pasta"&gt;Pasta Alfredo&lt;/option&gt;</text:p>
      <text:p text:style-name="Standard"><text:s text:c="12"/>&lt;option value="icecream"&gt;Chocolate Ice Cream&lt;/option&gt;</text:p>
      <text:p text:style-name="Standard"><text:s text:c="8"/>&lt;/select&gt;</text:p>
      <text:p text:style-name="Standard"><text:s text:c="8"/>&lt;input type="submit" name="submit" value="Show Category"&gt;</text:p>
      <text:p text:style-name="Standard"><text:s text:c="4"/>&lt;/form&gt;</text:p>
      <text:p text:style-name="Standard"/>
      <text:p text:style-name="Standard"><text:s text:c="4"/>&lt;hr&gt;</text:p>
      <text:p text:style-name="Standard"/>
      <text:p text:style-name="Standard"><text:s text:c="4"/>&lt;?php</text:p>
      <text:p text:style-name="Standard"><text:s text:c="4"/>if (isset($_POST['submit'])) {</text:p>
      <text:p text:style-name="Standard"><text:s text:c="8"/>$dish = $_POST['dish'];</text:p>
      <text:p text:style-name="Standard"/>
      <text:p text:style-name="Standard"><text:s text:c="8"/>switch ($dish) {</text:p>
      <text:p text:style-name="Standard"><text:s text:c="12"/>case "soup":</text:p>
      <text:p text:style-name="Standard"><text:s text:c="16"/>echo "Category: Starter &lt;br&gt; Dish: Tomato Soup";</text:p>
      <text:p text:style-name="Standard"><text:s text:c="16"/>break;</text:p>
      <text:p text:style-name="Standard"/>
      <text:p text:style-name="Standard"><text:s text:c="12"/>case "pasta":</text:p>
      <text:p text:style-name="Standard"><text:s text:c="16"/>echo "Category: Main Course &lt;br&gt; Dish: Pasta Alfredo";</text:p>
      <text:p text:style-name="Standard"><text:s text:c="16"/>break;</text:p>
      <text:p text:style-name="Standard"/>
      <text:p text:style-name="Standard"><text:s text:c="12"/>case "icecream":</text:p>
      <text:p text:style-name="Standard"><text:s text:c="16"/>echo "Category: Dessert &lt;br&gt; Dish: Chocolate Ice Cream";</text:p>
      <text:p text:style-name="Standard"><text:s text:c="16"/>break;</text:p>
      <text:p text:style-name="Standard"/>
      <text:p text:style-name="Standard"><text:s text:c="12"/>default:</text:p>
      <text:p text:style-name="Standard"><text:s text:c="16"/>echo "Invalid selection.";</text:p>
      <text:p text:style-name="Standard"><text:s text:c="8"/>}</text:p>
      <text:p text:style-name="Standard"><text:s text:c="4"/>}</text:p>
      <text:p text:style-name="Standard"><text:s text:c="4"/>?&gt;</text:p>
      <text:p text:style-name="Standard">&lt;/body&gt;</text:p>
      <text:p text:style-name="Standard">&lt;/html&gt; </text:p>
      <text:p text:style-name="Standard"/>
      <text:p text:style-name="Standard">2.Ternary Operator Example: Write a script using the ternary operator to display a message if the age is greater than 18.</text:p>
      <text:p text:style-name="Standard">&lt;?php</text:p>
      <text:p text:style-name="Standard"><text:s text:c="4"/>$age = 20; <text:s/>// Example age</text:p>
      <text:p text:style-name="Standard"><text:soft-page-break/></text:p>
      <text:p text:style-name="Standard"><text:s text:c="4"/>$message = ($age &gt; 18) ? "You are above 18." : "You are 18 or younger.";</text:p>
      <text:p text:style-name="Standard"/>
      <text:p text:style-name="Standard"><text:s text:c="4"/>echo $message;</text:p>
      <text:p text:style-name="Standard">?&gt;</text:p>
      <text:p text:style-name="Standard">3.Color Selector: Write a program to display the name of a color based on user input (red, green, blue). </text:p>
      <text:p text:style-name="Standard">&lt;!DOCTYPE html&gt;</text:p>
      <text:p text:style-name="Standard">&lt;html&gt;</text:p>
      <text:p text:style-name="Standard">&lt;head&gt;</text:p>
      <text:p text:style-name="Standard"><text:s text:c="4"/>&lt;title&gt;Color Selector&lt;/title&gt;</text:p>
      <text:p text:style-name="Standard">&lt;/head&gt;</text:p>
      <text:p text:style-name="Standard">&lt;body&gt;</text:p>
      <text:p text:style-name="Standard"><text:s text:c="4"/>&lt;h2&gt;Select a Color&lt;/h2&gt;</text:p>
      <text:p text:style-name="Standard"/>
      <text:p text:style-name="Standard"><text:s text:c="4"/>&lt;!-- Form for user input --&gt;</text:p>
      <text:p text:style-name="Standard"><text:s text:c="4"/>&lt;form method="post" action=""&gt;</text:p>
      <text:p text:style-name="Standard"><text:s text:c="8"/>&lt;label&gt;Enter a color (red, green, blue): &lt;/label&gt;</text:p>
      <text:p text:style-name="Standard"><text:s text:c="8"/>&lt;input type="text" name="color" required&gt;</text:p>
      <text:p text:style-name="Standard"><text:s text:c="8"/>&lt;input type="submit" name="submit" value="Show Color"&gt;</text:p>
      <text:p text:style-name="Standard"><text:s text:c="4"/>&lt;/form&gt;</text:p>
      <text:p text:style-name="Standard"/>
      <text:p text:style-name="Standard"><text:s text:c="4"/>&lt;hr&gt;</text:p>
      <text:p text:style-name="Standard"/>
      <text:p text:style-name="Standard"><text:s text:c="4"/>&lt;?php</text:p>
      <text:p text:style-name="Standard"><text:s text:c="4"/>if (isset($_POST['submit'])) {</text:p>
      <text:p text:style-name="Standard"><text:s text:c="8"/>$color = strtolower($_POST['color']); // convert to lowercase for easy matching</text:p>
      <text:p text:style-name="Standard"/>
      <text:p text:style-name="Standard"><text:s text:c="8"/>if ($color == "red") {</text:p>
      <text:p text:style-name="Standard"><text:s text:c="12"/>echo "You selected: Red";</text:p>
      <text:p text:style-name="Standard"><text:s text:c="8"/>} elseif ($color == "green") {</text:p>
      <text:p text:style-name="Standard"><text:s text:c="12"/>echo "You selected: Green";</text:p>
      <text:p text:style-name="Standard"><text:s text:c="8"/>} elseif ($color == "blue") {</text:p>
      <text:p text:style-name="Standard"><text:s text:c="12"/>echo "You selected: Blue";</text:p>
      <text:p text:style-name="Standard"><text:s text:c="8"/>} else {</text:p>
      <text:p text:style-name="Standard"><text:s text:c="12"/>echo "Invalid color. Please enter red, green, or blue.";</text:p>
      <text:p text:style-name="Standard"><text:s text:c="8"/>}</text:p>
      <text:p text:style-name="Standard"><text:s text:c="4"/>}</text:p>
      <text:p text:style-name="Standard"><text:s text:c="4"/>?&gt;</text:p>
      <text:p text:style-name="Standard">&lt;/body&gt;</text:p>
      <text:p text:style-name="Standard">&lt;/html&gt;&lt;!DOCTYPE html&gt;</text:p>
      <text:p text:style-name="Standard">&lt;html&gt;</text:p>
      <text:p text:style-name="Standard">&lt;head&gt;</text:p>
      <text:p text:style-name="Standard"><text:s text:c="4"/>&lt;title&gt;Color Selector&lt;/title&gt;</text:p>
      <text:p text:style-name="Standard">&lt;/head&gt;</text:p>
      <text:p text:style-name="Standard">&lt;body&gt;</text:p>
      <text:p text:style-name="Standard"><text:s text:c="4"/>&lt;h2&gt;Select a Color&lt;/h2&gt;</text:p>
      <text:p text:style-name="Standard"/>
      <text:p text:style-name="Standard"><text:s text:c="4"/>&lt;!-- Form for user input --&gt;</text:p>
      <text:p text:style-name="Standard"><text:s text:c="4"/>&lt;form method="post" action=""&gt;</text:p>
      <text:p text:style-name="Standard"><text:s text:c="8"/>&lt;label&gt;Enter a color (red, green, blue): &lt;/label&gt;</text:p>
      <text:p text:style-name="Standard"><text:s text:c="8"/>&lt;input type="text" name="color" required&gt;</text:p>
      <text:p text:style-name="Standard"><text:soft-page-break/><text:s text:c="8"/>&lt;input type="submit" name="submit" value="Show Color"&gt;</text:p>
      <text:p text:style-name="Standard"><text:s text:c="4"/>&lt;/form&gt;</text:p>
      <text:p text:style-name="Standard"/>
      <text:p text:style-name="Standard"><text:s text:c="4"/>&lt;hr&gt;</text:p>
      <text:p text:style-name="Standard"/>
      <text:p text:style-name="Standard"><text:s text:c="4"/>&lt;?php</text:p>
      <text:p text:style-name="Standard"><text:s text:c="4"/>if (isset($_POST['submit'])) {</text:p>
      <text:p text:style-name="Standard"><text:s text:c="8"/>$color = strtolower($_POST['color']); // convert to lowercase for easy matching</text:p>
      <text:p text:style-name="Standard"/>
      <text:p text:style-name="Standard"><text:s text:c="8"/>if ($color == "red") {</text:p>
      <text:p text:style-name="Standard"><text:s text:c="12"/>echo "You selected: Red";</text:p>
      <text:p text:style-name="Standard"><text:s text:c="8"/>} elseif ($color == "green") {</text:p>
      <text:p text:style-name="Standard"><text:s text:c="12"/>echo "You selected: Green";</text:p>
      <text:p text:style-name="Standard"><text:s text:c="8"/>} elseif ($color == "blue") {</text:p>
      <text:p text:style-name="Standard"><text:s text:c="12"/>echo "You selected: Blue";</text:p>
      <text:p text:style-name="Standard"><text:s text:c="8"/>} else {</text:p>
      <text:p text:style-name="Standard"><text:s text:c="12"/>echo "Invalid color. Please enter red, green, or blue.";</text:p>
      <text:p text:style-name="Standard"><text:s text:c="8"/>}</text:p>
      <text:p text:style-name="Standard"><text:s text:c="4"/>}</text:p>
      <text:p text:style-name="Standard"><text:s text:c="4"/>?&gt;</text:p>
      <text:p text:style-name="Standard">&lt;/body&gt;</text:p>
      <text:p text:style-name="Standard">&lt;/html&gt;</text:p>
      <text:p text:style-name="Standard"/>
      <text:list xml:id="list7446929482607926891" text:style-name="L21">
        <text:list-item>
          <text:p text:style-name="P9">Loops: Do-While, For Each, For Loop</text:p>
        </text:list-item>
      </text:list>
      <text:p text:style-name="Standard">THEORY EXERCISE: </text:p>
      <text:p text:style-name="Standard"> Discuss the difference between for loop, foreach loop, and do-while loop in PHP. </text:p>
      <text:p text:style-name="Standard">LAB EXERCISE: </text:p>
      <text:list xml:id="list8389045102737958668" text:style-name="L22">
        <text:list-item>
          <text:p text:style-name="P10">For Loop: Write a script that displays numbers from 1 to 10 on a single line.</text:p>
        </text:list-item>
      </text:list>
      <text:p text:style-name="Standard">&lt;?php</text:p>
      <text:p text:style-name="Standard"><text:s text:c="4"/>for ($i = 1; $i &lt;= 10; $i++) {</text:p>
      <text:p text:style-name="Standard"><text:s text:c="8"/>echo $i . " ";</text:p>
      <text:p text:style-name="Standard"><text:s text:c="4"/>}</text:p>
      <text:p text:style-name="Standard">?&gt;</text:p>
      <text:p text:style-name="Standard"/>
      <text:p text:style-name="Standard">2.For Loop (Addition): Add all integers from 0 to 30 and display the total.</text:p>
      <text:p text:style-name="Standard">&lt;?php</text:p>
      <text:p text:style-name="Standard"><text:s text:c="4"/>$sum = 0;</text:p>
      <text:p text:style-name="Standard"/>
      <text:p text:style-name="Standard"><text:s text:c="4"/>for ($i = 0; $i &lt;= 30; $i++) {</text:p>
      <text:p text:style-name="Standard"><text:s text:c="8"/>$sum += $i; // add each number to sum</text:p>
      <text:p text:style-name="Standard"><text:s text:c="4"/>}</text:p>
      <text:p text:style-name="Standard"/>
      <text:p text:style-name="Standard"><text:s text:c="4"/>echo "The total sum of integers from 0 to 30 is: " . $sum;</text:p>
      <text:p text:style-name="Standard">?&gt;</text:p>
      <text:p text:style-name="Standard"/>
      <text:p text:style-name="Standard">3.Chessboard Pattern: Use a nested loop to create a chessboard pattern (8x8 grid).</text:p>
      <text:p text:style-name="Standard">&lt;!DOCTYPE html&gt;</text:p>
      <text:p text:style-name="Standard">&lt;html&gt;</text:p>
      <text:p text:style-name="Standard">&lt;head&gt;</text:p>
      <text:p text:style-name="Standard"><text:s text:c="4"/>&lt;title&gt;Chessboard Pattern&lt;/title&gt;</text:p>
      <text:p text:style-name="Standard"><text:s text:c="4"/>&lt;style&gt;</text:p>
      <text:p text:style-name="Standard"><text:s text:c="8"/>table {</text:p>
      <text:p text:style-name="Standard"><text:soft-page-break/><text:s text:c="12"/>border-collapse: collapse;</text:p>
      <text:p text:style-name="Standard"><text:s text:c="8"/>}</text:p>
      <text:p text:style-name="Standard"><text:s text:c="8"/>td {</text:p>
      <text:p text:style-name="Standard"><text:s text:c="12"/>width: 50px;</text:p>
      <text:p text:style-name="Standard"><text:s text:c="12"/>height: 50px;</text:p>
      <text:p text:style-name="Standard"><text:s text:c="8"/>}</text:p>
      <text:p text:style-name="Standard"><text:s text:c="8"/>.black {</text:p>
      <text:p text:style-name="Standard"><text:s text:c="12"/>background-color: black;</text:p>
      <text:p text:style-name="Standard"><text:s text:c="8"/>}</text:p>
      <text:p text:style-name="Standard"><text:s text:c="8"/>.white {</text:p>
      <text:p text:style-name="Standard"><text:s text:c="12"/>background-color: white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h2&gt;8x8 Chessboard Pattern&lt;/h2&gt;</text:p>
      <text:p text:style-name="Standard"><text:s text:c="4"/>&lt;table border="1"&gt;</text:p>
      <text:p text:style-name="Standard"><text:s text:c="8"/>&lt;?php</text:p>
      <text:p text:style-name="Standard"><text:s text:c="8"/>for ($row = 1; $row &lt;= 8; $row++) {</text:p>
      <text:p text:style-name="Standard"><text:s text:c="12"/>echo "&lt;tr&gt;";</text:p>
      <text:p text:style-name="Standard"><text:s text:c="12"/>for ($col = 1; $col &lt;= 8; $col++) {</text:p>
      <text:p text:style-name="Standard"><text:s text:c="14"/></text:p>
      <text:p text:style-name="Standard"><text:s text:c="16"/>if (($row + $col) % 2 == 0) {</text:p>
      <text:p text:style-name="Standard"><text:s text:c="20"/>echo "&lt;td class='white'&gt;&lt;/td&gt;";</text:p>
      <text:p text:style-name="Standard"><text:s text:c="16"/>} else {</text:p>
      <text:p text:style-name="Standard"><text:s text:c="20"/>echo "&lt;td class='black'&gt;&lt;/td&gt;";</text:p>
      <text:p text:style-name="Standard"><text:s text:c="16"/>}</text:p>
      <text:p text:style-name="Standard"><text:s text:c="12"/>}</text:p>
      <text:p text:style-name="Standard"><text:s text:c="12"/>echo "&lt;/tr&gt;";</text:p>
      <text:p text:style-name="Standard"><text:s text:c="8"/>}</text:p>
      <text:p text:style-name="Standard"><text:s text:c="8"/>?&gt;</text:p>
      <text:p text:style-name="Standard"><text:s text:c="4"/>&lt;/table&gt;</text:p>
      <text:p text:style-name="Standard">&lt;/body&gt;</text:p>
      <text:p text:style-name="Standard">&lt;/html&gt;</text:p>
      <text:p text:style-name="Standard"/>
      <text:p text:style-name="Standard">Various Patterns: Generate different patterns using loops.</text:p>
      <text:p text:style-name="Standard">&lt;?php</text:p>
      <text:p text:style-name="Standard">for ($i = 1; $i &lt;= 5; $i++) {</text:p>
      <text:p text:style-name="Standard"><text:s text:c="4"/>for ($j = 1; $j &lt;= $i; $j++) {</text:p>
      <text:p text:style-name="Standard"><text:s text:c="8"/>echo "* ";</text:p>
      <text:p text:style-name="Standard"><text:s text:c="4"/>}</text:p>
      <text:p text:style-name="Standard"><text:s text:c="4"/>echo "&lt;br&gt;";</text:p>
      <text:p text:style-name="Standard">}</text:p>
      <text:p text:style-name="Standard">?&gt;</text:p>
      <text:p text:style-name="Standard"><text:s/>Output:</text:p>
      <text:p text:style-name="Standard"/>
      <text:p text:style-name="Standard">markdown</text:p>
      <text:p text:style-name="Standard">Copy code</text:p>
      <text:p text:style-name="Standard">* </text:p>
      <text:p text:style-name="Standard">* * </text:p>
      <text:p text:style-name="Standard">* * * </text:p>
      <text:p text:style-name="Standard">* * * * </text:p>
      <text:p text:style-name="Standard"><text:soft-page-break/>* * * * *</text:p>
      <text:p text:style-name="Standard">🔹</text:p>
      <text:p text:style-name="Standard"><text:s/>2. Inverted Triangle</text:p>
      <text:p text:style-name="Standard">php</text:p>
      <text:p text:style-name="Standard">Copy code</text:p>
      <text:p text:style-name="Standard">&lt;?php</text:p>
      <text:p text:style-name="Standard">for ($i = 5; $i &gt;= 1; $i--) {</text:p>
      <text:p text:style-name="Standard"><text:s text:c="4"/>for ($j = 1; $j &lt;= $i; $j++) {</text:p>
      <text:p text:style-name="Standard"><text:s text:c="8"/>echo "* ";</text:p>
      <text:p text:style-name="Standard"><text:s text:c="4"/>}</text:p>
      <text:p text:style-name="Standard"><text:s text:c="4"/>echo "&lt;br&gt;";</text:p>
      <text:p text:style-name="Standard">}</text:p>
      <text:p text:style-name="Standard">?&gt;</text:p>
      <text:p text:style-name="Standard">Output:</text:p>
      <text:p text:style-name="Standard"/>
      <text:p text:style-name="Standard">markdown</text:p>
      <text:p text:style-name="Standard">Copy code</text:p>
      <text:p text:style-name="Standard">* * * * * </text:p>
      <text:p text:style-name="Standard">* * * * </text:p>
      <text:p text:style-name="Standard">* * * </text:p>
      <text:p text:style-name="Standard">* * </text:p>
      <text:p text:style-name="Standard">*</text:p>
      <text:p text:style-name="Standard">🔹 </text:p>
      <text:p text:style-name="Standard">3. Pyramid Pattern</text:p>
      <text:p text:style-name="Standard">php</text:p>
      <text:p text:style-name="Standard">Copy code</text:p>
      <text:p text:style-name="Standard">&lt;?php</text:p>
      <text:p text:style-name="Standard">for ($i = 1; $i &lt;= 5; $i++) {</text:p>
      <text:p text:style-name="Standard"><text:s text:c="4"/>// Print spaces</text:p>
      <text:p text:style-name="Standard"><text:s text:c="4"/>for ($s = 1; $s &lt;= 5 - $i; $s++) {</text:p>
      <text:p text:style-name="Standard"><text:s text:c="8"/>echo "&amp;nbsp;&amp;nbsp;";</text:p>
      <text:p text:style-name="Standard"><text:s text:c="4"/>}</text:p>
      <text:p text:style-name="Standard"><text:s text:c="2"/></text:p>
      <text:p text:style-name="Standard"><text:s text:c="4"/>for ($j = 1; $j &lt;= (2 * $i - 1); $j++) {</text:p>
      <text:p text:style-name="Standard"><text:s text:c="8"/>echo "*";</text:p>
      <text:p text:style-name="Standard"><text:s text:c="4"/>}</text:p>
      <text:p text:style-name="Standard"><text:s text:c="4"/>echo "&lt;br&gt;";</text:p>
      <text:p text:style-name="Standard">}</text:p>
      <text:p text:style-name="Standard">?&gt;</text:p>
      <text:p text:style-name="Standard">Output:</text:p>
      <text:p text:style-name="Standard"/>
      <text:p text:style-name="Standard">markdown</text:p>
      <text:p text:style-name="Standard">Copy code</text:p>
      <text:p text:style-name="Standard"><text:s text:c="4"/>* <text:s text:c="3"/></text:p>
      <text:p text:style-name="Standard"><text:s text:c="3"/>*** <text:s text:c="2"/></text:p>
      <text:p text:style-name="Standard"><text:s text:c="2"/>***** <text:s/></text:p>
      <text:p text:style-name="Standard"><text:s/>******* </text:p>
      <text:p text:style-name="Standard">*********</text:p>
      <text:p text:style-name="Standard"/>
      <text:p text:style-name="Standard"/>
      <text:list xml:id="list451788957931126961" text:style-name="L26">
        <text:list-item>
          <text:p text:style-name="P11">PHP Date-Time Function</text:p>
        </text:list-item>
      </text:list>
      <text:p text:style-name="Standard">LAB EXERCISE: </text:p>
      <text:p text:style-name="Standard"><text:soft-page-break/> Write a script to display the current date and time in different formats. </text:p>
      <text:p text:style-name="Standard">&lt;!DOCTYPE html&gt;</text:p>
      <text:p text:style-name="Standard">&lt;html&gt;</text:p>
      <text:p text:style-name="Standard">&lt;head&gt;</text:p>
      <text:p text:style-name="Standard"><text:s text:c="4"/>&lt;title&gt;Date and Time Formats&lt;/title&gt;</text:p>
      <text:p text:style-name="Standard">&lt;/head&gt;</text:p>
      <text:p text:style-name="Standard">&lt;body&gt;</text:p>
      <text:p text:style-name="Standard"><text:s text:c="4"/>&lt;h2&gt;Current Date and Time in Different Formats&lt;/h2&gt;</text:p>
      <text:p text:style-name="Standard"/>
      <text:p text:style-name="Standard"><text:s text:c="4"/>&lt;?php</text:p>
      <text:p text:style-name="Standard"><text:s text:c="4"/></text:p>
      <text:p text:style-name="Standard"><text:s text:c="4"/>$now = date("Y-m-d H:i:s");</text:p>
      <text:p text:style-name="Standard"/>
      <text:p text:style-name="Standard"><text:s text:c="4"/>echo "Default format (Y-m-d H:i:s): " . $now . "&lt;br&gt;&lt;br&gt;";</text:p>
      <text:p text:style-name="Standard"><text:s text:c="4"/>echo "1. Date in d/m/Y format: " . date("d/m/Y") . "&lt;br&gt;";</text:p>
      <text:p text:style-name="Standard"><text:s text:c="4"/>echo "2. Date in m-d-Y format: " . date("m-d-Y") . "&lt;br&gt;";</text:p>
      <text:p text:style-name="Standard"><text:s text:c="4"/>echo "3. Full Day, Date &amp; Month: " . date("l, d F Y") . "&lt;br&gt;";</text:p>
      <text:p text:style-name="Standard"><text:s text:c="4"/>echo "4. Short Day, Date &amp; Month: " . date("D, d M Y") . "&lt;br&gt;&lt;br&gt;";</text:p>
      <text:p text:style-name="Standard"><text:s text:c="4"/>echo "5. Time in 24-hour format: " . date("H:i:s") . "&lt;br&gt;";</text:p>
      <text:p text:style-name="Standard"><text:s text:c="4"/>echo "6. Time in 12-hour format: " . date("h:i:s A") . "&lt;br&gt;";</text:p>
      <text:p text:style-name="Standard"><text:s text:c="4"/>echo "7. Hour and Minutes only: " . date("H:i") . "&lt;br&gt;&lt;br&gt;";</text:p>
      <text:p text:style-name="Standard"><text:s text:c="3"/>echo "8. Full Date and Time: " . date("l, d F Y - h:i:s A") . "&lt;br&gt;";</text:p>
      <text:p text:style-name="Standard"><text:s text:c="4"/>?&gt;</text:p>
      <text:p text:style-name="Standard">&lt;/body&gt;</text:p>
      <text:p text:style-name="Standard">&lt;/html&gt;</text:p>
      <text:p text:style-name="Standard"/>
      <text:list xml:id="list3991963014384604054" text:style-name="L27">
        <text:list-item>
          <text:p text:style-name="P12">Header Function</text:p>
        </text:list-item>
      </text:list>
      <text:p text:style-name="Standard"><text:s text:c="4"/>THEORY EXERCISE:  What is the header function in PHP and how is it used? </text:p>
      <text:p text:style-name="Standard">The header() function in PHP is used to send raw HTTP headers to the browser before any output is sent.</text:p>
      <text:list xml:id="list7168725161756739803" text:style-name="L28">
        <text:list-item>
          <text:p text:style-name="P30">It allows you to control HTTP responses, such as redirection, content type, caching, etc.</text:p>
        </text:list-item>
      </text:list>
      <text:list xml:id="list6130478862173308684" text:style-name="L29">
        <text:list-item>
          <text:p text:style-name="P31">Syntax:</text:p>
        </text:list-item>
      </text:list>
      <text:p text:style-name="Standard">header(string $header, bool $replace = true, int $response_code = 0)</text:p>
      <text:p text:style-name="Standard">LAB EXERCISE: </text:p>
      <text:p text:style-name="Standard"> Redirect users to another page using the header() function. </text:p>
      <text:p text:style-name="Standard">redirect.php</text:p>
      <text:p text:style-name="Standard">&lt;?php</text:p>
      <text:p text:style-name="Standard">header("Location: welcome.php");</text:p>
      <text:p text:style-name="Standard">exit; </text:p>
      <text:p text:style-name="Standard">?&gt;</text:p>
      <text:p text:style-name="Standard">welcome.php</text:p>
      <text:p text:style-name="Standard">&lt;!DOCTYPE html&gt;</text:p>
      <text:p text:style-name="Standard">&lt;html&gt;</text:p>
      <text:p text:style-name="Standard">&lt;head&gt;</text:p>
      <text:p text:style-name="Standard"><text:s text:c="4"/>&lt;title&gt;Welcome Page&lt;/title&gt;</text:p>
      <text:p text:style-name="Standard">&lt;/head&gt;</text:p>
      <text:p text:style-name="Standard">&lt;body&gt;</text:p>
      <text:p text:style-name="Standard"><text:s text:c="4"/>&lt;h2&gt;You have been redirected successfully!&lt;/h2&gt;</text:p>
      <text:p text:style-name="Standard">&lt;/body&gt;</text:p>
      <text:p text:style-name="Standard">&lt;/html&gt;</text:p>
      <text:list xml:id="list8003634445044112292" text:style-name="L30">
        <text:list-item>
          <text:p text:style-name="P13">Include and Require</text:p>
        </text:list-item>
      </text:list>
      <text:p text:style-name="Standard"> Explain the difference between include and require in PHP. </text:p>
      <text:p text:style-name="Standard"><text:soft-page-break/>include:</text:p>
      <text:list xml:id="list2202257614766873160" text:style-name="L31">
        <text:list-item>
          <text:p text:style-name="P32">If the file is not found, PHP gives a warning but the script will continue to run.</text:p>
        </text:list-item>
      </text:list>
      <text:p text:style-name="Standard">require:</text:p>
      <text:list xml:id="list3245197006466721547" text:style-name="L32">
        <text:list-item>
          <text:p text:style-name="P33">If the file is not found, PHP gives a fatal error and stops script execution.</text:p>
        </text:list-item>
      </text:list>
      <text:p text:style-name="Standard">LAB EXERCISE: </text:p>
      <text:p text:style-name="Standard"> Use include and require to insert common header and footer files into multiple PHP pages. </text:p>
      <text:p text:style-name="Standard">&lt;!DOCTYPE html&gt;</text:p>
      <text:p text:style-name="Standard">&lt;html&gt;</text:p>
      <text:p text:style-name="Standard">&lt;head&gt;</text:p>
      <text:p text:style-name="Standard"><text:s text:c="4"/>&lt;title&gt;My Website&lt;/title&gt;</text:p>
      <text:p text:style-name="Standard">&lt;/head&gt;</text:p>
      <text:p text:style-name="Standard">&lt;body&gt;</text:p>
      <text:p text:style-name="Standard"><text:s text:c="4"/>&lt;header style="background: lightblue; padding: 10px; text-align: center;"&gt;</text:p>
      <text:p text:style-name="Standard"><text:s text:c="8"/>&lt;h2&gt;Welcome to My Website&lt;/h2&gt;</text:p>
      <text:p text:style-name="Standard"><text:s text:c="4"/>&lt;/header&gt;</text:p>
      <text:p text:style-name="Standard"><text:s text:c="4"/>&lt;hr&gt;</text:p>
      <text:p text:style-name="Standard">Step 2: Create footer.php</text:p>
      <text:p text:style-name="Standard">php</text:p>
      <text:p text:style-name="Standard"/>
      <text:p text:style-name="Standard"><text:s text:c="4"/>&lt;hr&gt;</text:p>
      <text:p text:style-name="Standard"><text:s text:c="4"/>&lt;footer style="background: lightgray; padding: 10px; text-align: center;"&gt;</text:p>
      <text:p text:style-name="Standard"><text:s text:c="8"/>&lt;p&gt;&amp;copy; 2025 My Website. All rights reserved.&lt;/p&gt;</text:p>
      <text:p text:style-name="Standard"><text:s text:c="4"/>&lt;/footer&gt;</text:p>
      <text:p text:style-name="Standard">&lt;/body&gt;</text:p>
      <text:p text:style-name="Standard">&lt;/html&gt;</text:p>
      <text:p text:style-name="Standard">Step 3: Create home.php (using include)</text:p>
      <text:p text:style-name="Standard">php</text:p>
      <text:p text:style-name="Standard"/>
      <text:p text:style-name="Standard">&lt;?php include("header.php"); ?&gt;</text:p>
      <text:p text:style-name="Standard"/>
      <text:p text:style-name="Standard">&lt;h3&gt;Home Page&lt;/h3&gt;</text:p>
      <text:p text:style-name="Standard">&lt;p&gt;This is the home page content.&lt;/p&gt;</text:p>
      <text:p text:style-name="Standard"/>
      <text:p text:style-name="Standard">&lt;?php include("footer.php"); ?&gt;</text:p>
      <text:p text:style-name="Standard">Step 4: Create about.php (using require)</text:p>
      <text:p text:style-name="Standard">php</text:p>
      <text:p text:style-name="Standard"/>
      <text:p text:style-name="Standard">&lt;?php require("header.php"); ?&gt;</text:p>
      <text:p text:style-name="Standard"/>
      <text:p text:style-name="Standard">&lt;h3&gt;About Page&lt;/h3&gt;</text:p>
      <text:p text:style-name="Standard">&lt;p&gt;This is the about page content.&lt;/p&gt;</text:p>
      <text:p text:style-name="Standard"/>
      <text:p text:style-name="Standard">&lt;?php require("footer.php"); ?&gt;</text:p>
      <text:p text:style-name="Standard"/>
      <text:list xml:id="list3753299041957523150" text:style-name="L33">
        <text:list-item>
          <text:p text:style-name="P14">Practical Example: Calculator, Factorial, String Reverse</text:p>
        </text:list-item>
      </text:list>
      <text:list xml:id="list3393049360538421345" text:style-name="L34">
        <text:list-item>
          <text:p text:style-name="P15">Calculator: Create a calculator using user-defined functions.</text:p>
        </text:list-item>
      </text:list>
      <text:p text:style-name="Standard"><text:s/>&lt;!DOCTYPE html&gt;</text:p>
      <text:p text:style-name="Standard">&lt;html&gt;</text:p>
      <text:p text:style-name="Standard">&lt;head&gt;</text:p>
      <text:p text:style-name="Standard"><text:s text:c="4"/>&lt;title&gt;PHP Calculator&lt;/title&gt;</text:p>
      <text:p text:style-name="Standard">&lt;/head&gt;</text:p>
      <text:p text:style-name="Standard">&lt;body&gt;</text:p>
      <text:p text:style-name="Standard"><text:soft-page-break/><text:s text:c="4"/>&lt;h2&gt;Simple Calculator&lt;/h2&gt;</text:p>
      <text:p text:style-name="Standard"><text:s text:c="4"/>&lt;form method="post"&gt;</text:p>
      <text:p text:style-name="Standard"><text:s text:c="8"/>&lt;input type="number" name="num1" placeholder="Enter first number" required&gt;</text:p>
      <text:p text:style-name="Standard"><text:s text:c="8"/>&lt;input type="number" name="num2" placeholder="Enter second number" required&gt;</text:p>
      <text:p text:style-name="Standard"><text:s text:c="8"/>&lt;select name="operator"&gt;</text:p>
      <text:p text:style-name="Standard"><text:s text:c="12"/>&lt;option value="add"&gt;+&lt;/option&gt;</text:p>
      <text:p text:style-name="Standard"><text:s text:c="12"/>&lt;option value="sub"&gt;-&lt;/option&gt;</text:p>
      <text:p text:style-name="Standard"><text:s text:c="12"/>&lt;option value="mul"&gt;*&lt;/option&gt;</text:p>
      <text:p text:style-name="Standard"><text:s text:c="12"/>&lt;option value="div"&gt;/&lt;/option&gt;</text:p>
      <text:p text:style-name="Standard"><text:s text:c="8"/>&lt;/select&gt;</text:p>
      <text:p text:style-name="Standard"><text:s text:c="8"/>&lt;input type="submit" name="calculate" value="Calculate"&gt;</text:p>
      <text:p text:style-name="Standard"><text:s text:c="4"/>&lt;/form&gt;</text:p>
      <text:p text:style-name="Standard"/>
      <text:p text:style-name="Standard"><text:s text:c="4"/>&lt;?php</text:p>
      <text:p text:style-name="Standard"/>
      <text:p text:style-name="Standard"><text:s text:c="4"/>function add($a, $b) {</text:p>
      <text:p text:style-name="Standard"><text:s text:c="8"/>return $a + $b;</text:p>
      <text:p text:style-name="Standard"><text:s text:c="4"/>}</text:p>
      <text:p text:style-name="Standard"/>
      <text:p text:style-name="Standard"><text:s text:c="4"/>function subtract($a, $b) {</text:p>
      <text:p text:style-name="Standard"><text:s text:c="8"/>return $a - $b;</text:p>
      <text:p text:style-name="Standard"><text:s text:c="4"/>}</text:p>
      <text:p text:style-name="Standard"/>
      <text:p text:style-name="Standard"><text:s text:c="4"/>function multiply($a, $b) {</text:p>
      <text:p text:style-name="Standard"><text:s text:c="8"/>return $a * $b;</text:p>
      <text:p text:style-name="Standard"><text:s text:c="4"/>}</text:p>
      <text:p text:style-name="Standard"/>
      <text:p text:style-name="Standard"><text:s text:c="4"/>function divide($a, $b) {</text:p>
      <text:p text:style-name="Standard"><text:s text:c="8"/>if ($b == 0) {</text:p>
      <text:p text:style-name="Standard"><text:s text:c="12"/>return "Error: Division by zero!";</text:p>
      <text:p text:style-name="Standard"><text:s text:c="8"/>}</text:p>
      <text:p text:style-name="Standard"><text:s text:c="8"/>return $a / $b;</text:p>
      <text:p text:style-name="Standard"><text:s text:c="4"/>}</text:p>
      <text:p text:style-name="Standard"/>
      <text:p text:style-name="Standard"><text:s text:c="4"/></text:p>
      <text:p text:style-name="Standard"><text:s text:c="4"/>if (isset($_POST['calculate'])) {</text:p>
      <text:p text:style-name="Standard"><text:s text:c="8"/>$num1 = $_POST['num1'];</text:p>
      <text:p text:style-name="Standard"><text:s text:c="8"/>$num2 = $_POST['num2'];</text:p>
      <text:p text:style-name="Standard"><text:s text:c="8"/>$operator = $_POST['operator'];</text:p>
      <text:p text:style-name="Standard"/>
      <text:p text:style-name="Standard"><text:s text:c="8"/>switch ($operator) {</text:p>
      <text:p text:style-name="Standard"><text:s text:c="12"/>case "add":</text:p>
      <text:p text:style-name="Standard"><text:s text:c="16"/>echo "&lt;h3&gt;Result: " . add($num1, $num2) . "&lt;/h3&gt;";</text:p>
      <text:p text:style-name="Standard"><text:s text:c="16"/>break;</text:p>
      <text:p text:style-name="Standard"><text:s text:c="12"/>case "sub":</text:p>
      <text:p text:style-name="Standard"><text:s text:c="16"/>echo "&lt;h3&gt;Result: " . subtract($num1, $num2) . "&lt;/h3&gt;";</text:p>
      <text:p text:style-name="Standard"><text:s text:c="16"/>break;</text:p>
      <text:p text:style-name="Standard"><text:s text:c="12"/>case "mul":</text:p>
      <text:p text:style-name="Standard"><text:s text:c="16"/>echo "&lt;h3&gt;Result: " . multiply($num1, $num2) . "&lt;/h3&gt;";</text:p>
      <text:p text:style-name="Standard"><text:s text:c="16"/>break;</text:p>
      <text:p text:style-name="Standard"><text:s text:c="12"/>case "div":</text:p>
      <text:p text:style-name="Standard"><text:s text:c="16"/>echo "&lt;h3&gt;Result: " . divide($num1, $num2) . "&lt;/h3&gt;";</text:p>
      <text:p text:style-name="Standard"><text:soft-page-break/><text:s text:c="16"/>break;</text:p>
      <text:p text:style-name="Standard"><text:s text:c="12"/>default:</text:p>
      <text:p text:style-name="Standard"><text:s text:c="16"/>echo "&lt;h3&gt;Invalid Operator&lt;/h3&gt;";</text:p>
      <text:p text:style-name="Standard"><text:s text:c="8"/>}</text:p>
      <text:p text:style-name="Standard"><text:s text:c="4"/>}</text:p>
      <text:p text:style-name="Standard"><text:s text:c="4"/>?&gt;</text:p>
      <text:p text:style-name="Standard">&lt;/body&gt;</text:p>
      <text:p text:style-name="Standard">&lt;/html&gt;</text:p>
      <text:p text:style-name="Standard"/>
      <text:list xml:id="list4102690462124985483" text:style-name="L35">
        <text:list-item>
          <text:p text:style-name="P16">Factorial: Write a function that finds the factorial of a number using recursion.</text:p>
        </text:list-item>
      </text:list>
      <text:p text:style-name="Standard">&lt;!DOCTYPE html&gt;</text:p>
      <text:p text:style-name="Standard">&lt;html&gt;</text:p>
      <text:p text:style-name="Standard">&lt;head&gt;</text:p>
      <text:p text:style-name="Standard"><text:s text:c="4"/>&lt;title&gt;Factorial Using Recursion&lt;/title&gt;</text:p>
      <text:p text:style-name="Standard">&lt;/head&gt;</text:p>
      <text:p text:style-name="Standard">&lt;body&gt;</text:p>
      <text:p text:style-name="Standard"><text:s text:c="4"/>&lt;h2&gt;Factorial Calculator&lt;/h2&gt;</text:p>
      <text:p text:style-name="Standard"><text:s text:c="4"/>&lt;form method="post"&gt;</text:p>
      <text:p text:style-name="Standard"><text:s text:c="8"/>&lt;input type="number" name="num" placeholder="Enter a number" required&gt;</text:p>
      <text:p text:style-name="Standard"><text:s text:c="8"/>&lt;input type="submit" name="find" value="Find Factorial"&gt;</text:p>
      <text:p text:style-name="Standard"><text:s text:c="4"/>&lt;/form&gt;</text:p>
      <text:p text:style-name="Standard"/>
      <text:p text:style-name="Standard"><text:s text:c="4"/>&lt;?php</text:p>
      <text:p text:style-name="Standard"/>
      <text:p text:style-name="Standard"><text:s text:c="4"/>function factorial($n) {</text:p>
      <text:p text:style-name="Standard"><text:s text:c="8"/>if ($n &lt;= 1) {</text:p>
      <text:p text:style-name="Standard"><text:s text:c="12"/>return 1;</text:p>
      <text:p text:style-name="Standard"><text:s text:c="8"/>} else {</text:p>
      <text:p text:style-name="Standard"><text:s text:c="12"/>return $n * factorial($n - 1);</text:p>
      <text:p text:style-name="Standard"><text:s text:c="8"/>}</text:p>
      <text:p text:style-name="Standard"><text:s text:c="4"/>}</text:p>
      <text:p text:style-name="Standard"><text:s/>if (isset($_POST['find'])) {</text:p>
      <text:p text:style-name="Standard"><text:s text:c="8"/>$num = $_POST['num'];</text:p>
      <text:p text:style-name="Standard"><text:s text:c="8"/>echo "&lt;h3&gt;Factorial of $num is: " . factorial($num) . "&lt;/h3&gt;";</text:p>
      <text:p text:style-name="Standard"><text:s text:c="4"/>}</text:p>
      <text:p text:style-name="Standard"><text:s text:c="4"/>?&gt;</text:p>
      <text:p text:style-name="Standard">&lt;/body&gt;</text:p>
      <text:p text:style-name="Standard">&lt;/html&gt;</text:p>
      <text:p text:style-name="Standard"/>
      <text:p text:style-name="Standard"><text:s/>3.String Reverse: Reverse a string without using built-in functions.</text:p>
      <text:p text:style-name="Standard">&lt;!DOCTYPE html&gt;</text:p>
      <text:p text:style-name="Standard">&lt;html&gt;</text:p>
      <text:p text:style-name="Standard">&lt;head&gt;</text:p>
      <text:p text:style-name="Standard"><text:s text:c="4"/>&lt;title&gt;String Reverse&lt;/title&gt;</text:p>
      <text:p text:style-name="Standard">&lt;/head&gt;</text:p>
      <text:p text:style-name="Standard">&lt;body&gt;</text:p>
      <text:p text:style-name="Standard"><text:s text:c="4"/>&lt;h2&gt;Reverse a String (Without Built-in Functions)&lt;/h2&gt;</text:p>
      <text:p text:style-name="Standard"><text:s text:c="4"/>&lt;form method="post"&gt;</text:p>
      <text:p text:style-name="Standard"><text:s text:c="8"/>&lt;input type="text" name="str" placeholder="Enter a string" required&gt;</text:p>
      <text:p text:style-name="Standard"><text:s text:c="8"/>&lt;input type="submit" name="reverse" value="Reverse"&gt;</text:p>
      <text:p text:style-name="Standard"><text:s text:c="4"/>&lt;/form&gt;</text:p>
      <text:p text:style-name="Standard"/>
      <text:p text:style-name="Standard"><text:soft-page-break/><text:s text:c="4"/>&lt;?php</text:p>
      <text:p text:style-name="Standard"><text:s text:c="4"/></text:p>
      <text:p text:style-name="Standard"><text:s text:c="4"/>function reverseString($string) {</text:p>
      <text:p text:style-name="Standard"><text:s text:c="8"/>$reversed = "";</text:p>
      <text:p text:style-name="Standard"><text:s text:c="8"/>$length = 0;</text:p>
      <text:p text:style-name="Standard"/>
      <text:p text:style-name="Standard"/>
      <text:p text:style-name="Standard"><text:s text:c="8"/>while (isset($string[$length])) {</text:p>
      <text:p text:style-name="Standard"><text:s text:c="12"/>$length++;</text:p>
      <text:p text:style-name="Standard"><text:s text:c="8"/>}</text:p>
      <text:p text:style-name="Standard"/>
      <text:p text:style-name="Standard"><text:s text:c="8"/></text:p>
      <text:p text:style-name="Standard"><text:s text:c="8"/>for ($i = $length - 1; $i &gt;= 0; $i--) {</text:p>
      <text:p text:style-name="Standard"><text:s text:c="12"/>$reversed .= $string[$i];</text:p>
      <text:p text:style-name="Standard"><text:s text:c="8"/>}</text:p>
      <text:p text:style-name="Standard"/>
      <text:p text:style-name="Standard"><text:s text:c="8"/>return $reversed;</text:p>
      <text:p text:style-name="Standard"><text:s text:c="4"/>}</text:p>
      <text:p text:style-name="Standard"/>
      <text:p text:style-name="Standard"><text:s text:c="4"/>if (isset($_POST['reverse'])) {</text:p>
      <text:p text:style-name="Standard"><text:s text:c="8"/>$str = $_POST['str'];</text:p>
      <text:p text:style-name="Standard"><text:s text:c="8"/>echo "&lt;h3&gt;Original String: $str&lt;/h3&gt;";</text:p>
      <text:p text:style-name="Standard"><text:s text:c="8"/>echo "&lt;h3&gt;Reversed String: " . reverseString($str) . "&lt;/h3&gt;";</text:p>
      <text:p text:style-name="Standard"><text:s text:c="4"/>}</text:p>
      <text:p text:style-name="Standard"><text:s text:c="4"/>?&gt;</text:p>
      <text:p text:style-name="Standard">&lt;/body&gt;</text:p>
      <text:p text:style-name="Standard">&lt;/html&gt;</text:p>
      <text:p text:style-name="Standard"/>
      <text:list xml:id="list3324777391321137399" text:style-name="L37">
        <text:list-item>
          <text:p text:style-name="P17">Download File: Create a button that allows users to download a file.</text:p>
        </text:list-item>
      </text:list>
      <text:p text:style-name="Standard">&lt;!DOCTYPE html&gt;</text:p>
      <text:p text:style-name="Standard">&lt;html&gt;</text:p>
      <text:p text:style-name="Standard">&lt;head&gt;</text:p>
      <text:p text:style-name="Standard"><text:s text:c="4"/>&lt;title&gt;File Download&lt;/title&gt;</text:p>
      <text:p text:style-name="Standard">&lt;/head&gt;</text:p>
      <text:p text:style-name="Standard">&lt;body&gt;</text:p>
      <text:p text:style-name="Standard"><text:s text:c="4"/>&lt;h2&gt;Download File Example&lt;/h2&gt;</text:p>
      <text:p text:style-name="Standard"/>
      <text:p text:style-name="Standard"><text:s text:c="4"/>&lt;!-- Download Button --&gt;</text:p>
      <text:p text:style-name="Standard"><text:s text:c="4"/>&lt;form method="post"&gt;</text:p>
      <text:p text:style-name="Standard"><text:s text:c="8"/>&lt;button type="submit" name="download"&gt;Download Sample File&lt;/button&gt;</text:p>
      <text:p text:style-name="Standard"><text:s text:c="4"/>&lt;/form&gt;</text:p>
      <text:p text:style-name="Standard"/>
      <text:p text:style-name="Standard"><text:s text:c="4"/>&lt;?php</text:p>
      <text:p text:style-name="Standard"><text:s text:c="4"/>if (isset($_POST['download'])) {</text:p>
      <text:p text:style-name="Standard"><text:s text:c="8"/>$file = "sample.txt"; </text:p>
      <text:p text:style-name="Standard"><text:s/>if (file_exists($file)) {</text:p>
      <text:p text:style-name="Standard"><text:s text:c="12"/>header("Content-Description: File Transfer");</text:p>
      <text:p text:style-name="Standard"><text:s text:c="12"/>header("Content-Type: application/octet-stream");</text:p>
      <text:p text:style-name="Standard"><text:s text:c="12"/>header("Content-Disposition: attachment; filename=\"" . basename($file) . "\"");</text:p>
      <text:p text:style-name="Standard"><text:s text:c="12"/>header("Expires: 0");</text:p>
      <text:p text:style-name="Standard"><text:s text:c="12"/>header("Cache-Control: must-revalidate");</text:p>
      <text:p text:style-name="Standard"><text:s text:c="12"/>header("Pragma: public");</text:p>
      <text:p text:style-name="Standard"><text:soft-page-break/><text:s text:c="12"/>header("Content-Length: " . filesize($file));</text:p>
      <text:p text:style-name="Standard"><text:s text:c="16"/>flush();</text:p>
      <text:p text:style-name="Standard"><text:s text:c="12"/>readfile($file);</text:p>
      <text:p text:style-name="Standard"><text:s text:c="12"/>exit;</text:p>
      <text:p text:style-name="Standard"><text:s text:c="8"/>} else {</text:p>
      <text:p text:style-name="Standard"><text:s text:c="12"/>echo "&lt;p style='color:red;'&gt;File not found!&lt;/p&gt;";</text:p>
      <text:p text:style-name="Standard"><text:s text:c="8"/>}</text:p>
      <text:p text:style-name="Standard"><text:s text:c="4"/>}</text:p>
      <text:p text:style-name="Standard"><text:s text:c="4"/>?&gt;</text:p>
      <text:p text:style-name="Standard">&lt;/body&gt;</text:p>
      <text:p text:style-name="Standard">&lt;/html&gt;</text:p>
      <text:p text:style-name="Standard"/>
      <text:list xml:id="list8935084727540719366" text:style-name="L38">
        <text:list-item>
          <text:p text:style-name="P18">PHP Expressions, Operations, and String Functions</text:p>
        </text:list-item>
      </text:list>
      <text:p text:style-name="Standard"><text:tab/>THEORY EXERCISE:</text:p>
      <text:p text:style-name="Standard"><text:s/> Explain what PHP expressions are and give examples of arithmetic and logical operations. </text:p>
      <text:p text:style-name="Standard">An expression in PHP is anything that produces a value.<text:line-break/>It can be a simple number, a variable, a function call, or a combination of values, operators, and functions.</text:p>
      <text:p text:style-name="Standard"><text:s/>Example:</text:p>
      <text:p text:style-name="Standard">$x = 5 + 10; <text:s/></text:p>
      <text:p text:style-name="Standard">$y = $x * 2; <text:s text:c="2"/></text:p>
      <text:p text:style-name="Standard">Types of PHP Expressions</text:p>
      <text:list xml:id="list2554796794867982251" text:style-name="L39">
        <text:list-item>
          <text:p text:style-name="P34">Arithmetic Expressions → Perform mathematical operations</text:p>
        </text:list-item>
        <text:list-item>
          <text:p text:style-name="P34">Logical Expressions → Return true/false based on conditions</text:p>
        </text:list-item>
      </text:list>
      <text:p text:style-name="Standard"><text:s/>Arithmetic Expressions </text:p>
      <text:p text:style-name="Standard">$a = 10;</text:p>
      <text:p text:style-name="Standard">$b = 3;</text:p>
      <text:p text:style-name="Standard">echo $a + $b; <text:s text:c="2"/></text:p>
      <text:p text:style-name="Standard">echo $a - $b; <text:s text:c="2"/></text:p>
      <text:p text:style-name="Standard">echo $a * $b; <text:s text:c="2"/></text:p>
      <text:p text:style-name="Standard">echo $a / $b; <text:s text:c="2"/></text:p>
      <text:p text:style-name="Standard">echo $a % $b; <text:s text:c="2"/></text:p>
      <text:p text:style-name="Standard">echo $a ** $b; <text:s/></text:p>
      <text:p text:style-name="Standard">? Logical Expressions </text:p>
      <text:p text:style-name="Standard">Logical expressions are used in conditions (if, while, etc.), they return true (1) or false (0).</text:p>
      <text:p text:style-name="Standard">$x = 10;</text:p>
      <text:p text:style-name="Standard">$y = 20;</text:p>
      <text:p text:style-name="Standard"/>
      <text:p text:style-name="Standard">var_dump($x == $y); <text:s text:c="2"/></text:p>
      <text:p text:style-name="Standard">var_dump($x != $y); <text:s text:c="2"/></text:p>
      <text:p text:style-name="Standard">var_dump($x &lt; $y); <text:s text:c="3"/></text:p>
      <text:p text:style-name="Standard">var_dump($x &gt; $y); <text:s text:c="3"/></text:p>
      <text:p text:style-name="Standard">var_dump($x &lt;= $y); <text:s text:c="2"/></text:p>
      <text:p text:style-name="Standard">var_dump($x &gt;= $y); <text:s text:c="2"/></text:p>
      <text:p text:style-name="Standard">var_dump($x &lt; 15 &amp;&amp; $y &gt; 15); <text:s/></text:p>
      <text:p text:style-name="Standard">var_dump($x &lt; 5 <text:s/>|| $y &gt; 15); <text:s/></text:p>
      <text:p text:style-name="Standard">var_dump(!($x == 10)); <text:s text:c="4"/></text:p>
      <text:p text:style-name="Standard"><text:s text:c="5"/></text:p>
      <text:p text:style-name="Standard"><text:s/>LAB EXERCISE:</text:p>
      <text:p text:style-name="Standard"><text:s/> Write a script to perform various string operations like concatenation, substring extraction, and string length determination. </text:p>
      <text:p text:style-name="Standard"/>
      <text:p text:style-name="Standard"><text:soft-page-break/>&lt;?php</text:p>
      <text:p text:style-name="Standard">$str1 = "Hello";</text:p>
      <text:p text:style-name="Standard">$str2 = "World";</text:p>
      <text:p text:style-name="Standard">$concat = $str1 . " " . $str2; <text:s/></text:p>
      <text:p text:style-name="Standard">$substring = substr($concat, 0, 5); <text:s/></text:p>
      <text:p text:style-name="Standard">$length = strlen($concat); <text:s/></text:p>
      <text:p text:style-name="Standard">echo "&lt;h3&gt;String Operations&lt;/h3&gt;";</text:p>
      <text:p text:style-name="Standard">echo "First String: $str1 &lt;br&gt;";</text:p>
      <text:p text:style-name="Standard">echo "Second String: $str2 &lt;br&gt;";</text:p>
      <text:p text:style-name="Standard">echo "Concatenation: $concat &lt;br&gt;";</text:p>
      <text:p text:style-name="Standard">echo "Substring (first 5 chars): $substring &lt;br&gt;";</text:p>
      <text:p text:style-name="Standard">echo "Length of concatenated string: $length &lt;br&gt;";</text:p>
      <text:p text:style-name="Standard">?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isha rana</meta:initial-creator>
    <meta:creation-date>2025-09-13T13:58:14.68</meta:creation-date>
    <meta:generator>OpenOffice/4.1.15$Win32 OpenOffice.org_project/4115m2$Build-9813</meta:generator>
    <dc:date>2025-09-18T16:50:35.98</dc:date>
    <dc:creator>tanisha rana</dc:creator>
    <meta:editing-duration>PT1H44M13S</meta:editing-duration>
    <meta:editing-cycles>150</meta:editing-cycles>
    <meta:document-statistic meta:table-count="0" meta:image-count="0" meta:object-count="0" meta:page-count="20" meta:paragraph-count="860" meta:word-count="3430" meta:character-count="24071"/>
  </office:meta>
</office:document-meta>
</file>